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01pt"/>
    </style:style>
    <style:style style:name="co2" style:family="table-column">
      <style:table-column-properties fo:break-before="auto" style:column-width="136.94pt"/>
    </style:style>
    <style:style style:name="co3" style:family="table-column">
      <style:table-column-properties fo:break-before="auto" style:column-width="298.91pt"/>
    </style:style>
    <style:style style:name="co4" style:family="table-column">
      <style:table-column-properties fo:break-before="auto" style:column-width="54.79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7">
      <style:text-properties fo:font-size="12pt" style:font-size-asian="12pt" style:font-size-complex="12pt"/>
    </style:style>
    <style:style style:name="ce5" style:family="table-cell" style:parent-style-name="Default" style:data-style-name="N0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 sp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 with Todd Cleek</text:p>
          </table:table-cell>
          <table:table-cell office:value-type="string" calcext:value-type="string">
            <text:p>Project ideas</text:p>
          </table:table-cell>
          <table:table-cell table:style-name="ce4" office:value-type="date" office:date-value="2016-01-08" calcext:value-type="date">
            <text:p>01/08/16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dd Cleek</text:p>
          </table:table-cell>
          <table:table-cell office:value-type="string" calcext:value-type="string">
            <text:p>Meeting with Todd Cleek</text:p>
          </table:table-cell>
          <table:table-cell office:value-type="string" calcext:value-type="string">
            <text:p>Project ideas</text:p>
          </table:table-cell>
          <table:table-cell table:style-name="ce4" office:value-type="date" office:date-value="2016-01-08" calcext:value-type="date">
            <text:p>01/08/16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 to Todd Cleek</text:p>
          </table:table-cell>
          <table:table-cell office:value-type="string" calcext:value-type="string">
            <text:p>Looking for contacts</text:p>
          </table:table-cell>
          <table:table-cell table:style-name="ce4" office:value-type="date" office:date-value="2016-08-21" calcext:value-type="date">
            <text:p>08/21/16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Project meeting</text:p>
          </table:table-cell>
          <table:table-cell office:value-type="string" calcext:value-type="string">
            <text:p>Rough planning for project</text:p>
          </table:table-cell>
          <table:table-cell table:style-name="ce4" office:value-type="date" office:date-value="2016-09-04" calcext:value-type="date">
            <text:p>09/04/1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Left message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consulting about pipe size, suppllier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 Schwartz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consulting about pipe size, suppllier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request for project by Bria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an Hehr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request for project by Bria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adult supervisio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 to Greg Bliek</text:p>
          </table:table-cell>
          <table:table-cell office:value-type="string" calcext:value-type="string">
            <text:p>asking about availability of project</text:p>
          </table:table-cell>
          <table:table-cell table:style-name="ce4" office:value-type="date" office:date-value="2017-07-11" calcext:value-type="date">
            <text:p>07/11/1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ssage to Eric Hazard</text:p>
          </table:table-cell>
          <table:table-cell office:value-type="string" calcext:value-type="string">
            <text:p>request meeting to review proposal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wood quote from Diamond Pacific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att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diting workbook</text:p>
          </table:table-cell>
          <table:table-cell office:value-type="string" calcext:value-type="string">
            <text:p>Finish proposal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Hazard</text:p>
          </table:table-cell>
          <table:table-cell table:style-name="ce4" office:value-type="date" office:date-value="2017-07-15" calcext:value-type="date">
            <text:p>07/15/1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Sipe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Quote email address for Meek’s Lumber and Hardware</text:p>
          </table:table-cell>
          <table:table-cell table:style-name="ce4" office:value-type="date" office:date-value="2017-07-28" calcext:value-type="date">
            <text:p>07/28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ing quote request to Meeks’ Lumber Hardware</text:p>
          </table:table-cell>
          <table:table-cell table:style-name="ce4" office:value-type="date" office:date-value="2017-07-28" calcext:value-type="date">
            <text:p>07/28/1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tting prices from Home Depot</text:p>
          </table:table-cell>
          <table:table-cell table:style-name="ce4" office:value-type="date" office:date-value="2017-08-05" calcext:value-type="date">
            <text:p>08/0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tting quote from Diamond Pacific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tting quote from Diamond Pacific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son de Lemos</text:p>
          </table:table-cell>
          <table:table-cell office:value-type="string" calcext:value-type="string">
            <text:p>Advising</text:p>
          </table:table-cell>
          <table:table-cell office:value-type="string" calcext:value-type="string">
            <text:p>Giving material advice and quote from Diamond Pacific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Final check</text:p>
          </table:table-cell>
          <table:table-cell office:value-type="string" calcext:value-type="string">
            <text:p>Getting final go-ahead from Greg Bliek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Final check</text:p>
          </table:table-cell>
          <table:table-cell office:value-type="string" calcext:value-type="string">
            <text:p>Giving me final go-ahead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Learning payment method for wood</text:p>
          </table:table-cell>
          <table:table-cell table:style-name="ce4" office:value-type="date" office:date-value="2017-08-18" calcext:value-type="date">
            <text:p>08/18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cki Jensen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elling me payment method for wood</text:p>
          </table:table-cell>
          <table:table-cell table:style-name="ce4" office:value-type="date" office:date-value="2017-08-18" calcext:value-type="date">
            <text:p>08/18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Purchasing</text:p>
          </table:table-cell>
          <table:table-cell office:value-type="string" calcext:value-type="string">
            <text:p>Purchasing brackets from Diamond Pacific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asuring</text:p>
          </table:table-cell>
          <table:table-cell office:value-type="string" calcext:value-type="string">
            <text:p>Measuring sidewalk height for concrete footings</text:p>
          </table:table-cell>
          <table:table-cell table:style-name="ce4" office:value-type="date" office:date-value="2017-08-21" calcext:value-type="date">
            <text:p>08/21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Building concrete forms and prepping materials</text:p>
          </table:table-cell>
          <table:table-cell table:style-name="ce4" office:value-type="date" office:date-value="2017-08-21" calcext:value-type="date">
            <text:p>08/21/17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Building concrete forms and prepping materials</text:p>
          </table:table-cell>
          <table:table-cell table:style-name="ce4" office:value-type="date" office:date-value="2017-08-21" calcext:value-type="date">
            <text:p>08/21/17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1">00/00/0000</text:date>, <text:time style:data-style-name="N2" text:time-value="16:21:11.142368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13:05:26.686649037</meta:creation-date>
    <dc:date>2017-08-21T21:55:04.382100661</dc:date>
    <meta:editing-duration>P1DT11H36M54S</meta:editing-duration>
    <meta:editing-cycles>24</meta:editing-cycles>
    <meta:generator>LibreOffice/5.4.0.3$Linux_X86_64 LibreOffice_project/40m0$Build-3</meta:generator>
    <meta:document-statistic meta:table-count="1" meta:cell-count="207" meta:object-count="0"/>
  </office:meta>
</office:document-meta>
</file>